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omic Sans MS" svg:font-family="'Comic Sans MS'"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P1" style:family="paragraph" style:parent-style-name="Standard">
      <style:paragraph-properties fo:text-align="center" style:justify-single-word="false"/>
      <style:text-properties style:text-outline="true" style:font-name="Comic Sans MS" fo:font-size="32pt" fo:text-shadow="1pt 1pt" style:text-underline-style="solid" style:text-underline-width="auto" style:text-underline-color="font-color" fo:font-weight="bold" officeooo:rsid="000be170" officeooo:paragraph-rsid="000be170" style:font-size-asian="32pt" style:font-weight-asian="bold" style:font-size-complex="32pt" style:font-weight-complex="bold" style:text-overline-style="solid" style:text-overline-width="auto" style:text-overline-color="font-color"/>
    </style:style>
    <style:style style:name="P2" style:family="paragraph" style:parent-style-name="Standard">
      <style:text-properties officeooo:rsid="0005ecd4" officeooo:paragraph-rsid="0005ecd4"/>
    </style:style>
    <style:style style:name="P3" style:family="paragraph" style:parent-style-name="Standard">
      <style:text-properties officeooo:rsid="0005ecd4" officeooo:paragraph-rsid="000ac8d2"/>
    </style:style>
    <style:style style:name="P4" style:family="paragraph" style:parent-style-name="Standard">
      <style:text-properties style:font-name="Trebuchet MS" fo:font-size="14pt" officeooo:rsid="0005ecd4" officeooo:paragraph-rsid="0005ecd4" style:font-size-asian="14pt" style:font-size-complex="14pt"/>
    </style:style>
    <style:style style:name="P5" style:family="paragraph" style:parent-style-name="Standard">
      <style:paragraph-properties fo:text-align="center" style:justify-single-word="false"/>
      <style:text-properties style:font-name="Trebuchet MS" fo:font-size="14pt" officeooo:rsid="000622f9" officeooo:paragraph-rsid="000622f9" style:font-size-asian="14pt" style:font-size-complex="14pt"/>
    </style:style>
    <style:style style:name="P6" style:family="paragraph" style:parent-style-name="Standard">
      <style:paragraph-properties fo:text-align="start" style:justify-single-word="false"/>
      <style:text-properties style:font-name="Trebuchet MS" fo:font-size="14pt" officeooo:rsid="000622f9" officeooo:paragraph-rsid="000622f9" style:font-size-asian="14pt" style:font-size-complex="14pt"/>
    </style:style>
    <style:style style:name="P7" style:family="paragraph" style:parent-style-name="Standard">
      <style:paragraph-properties fo:text-align="start" style:justify-single-word="false"/>
      <style:text-properties style:font-name="Trebuchet MS" fo:font-size="14pt" officeooo:rsid="000622f9" officeooo:paragraph-rsid="0009f9d2" style:font-size-asian="14pt" style:font-size-complex="14pt"/>
    </style:style>
    <style:style style:name="T1" style:family="text">
      <style:text-properties style:text-outline="true" style:font-name="Comic Sans MS" fo:font-size="14pt" style:font-size-asian="14pt" style:font-size-complex="14pt"/>
    </style:style>
    <style:style style:name="T2" style:family="text">
      <style:text-properties officeooo:rsid="000622f9"/>
    </style:style>
    <style:style style:name="T3" style:family="text">
      <style:text-properties style:text-position="super 58%" officeooo:rsid="000622f9"/>
    </style:style>
    <style:style style:name="T4" style:family="text">
      <style:text-properties officeooo:rsid="0007c2d2"/>
    </style:style>
    <style:style style:name="T5" style:family="text">
      <style:text-properties officeooo:rsid="0008f1c5"/>
    </style:style>
    <style:style style:name="T6" style:family="text">
      <style:text-properties officeooo:rsid="00091a9f"/>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text:span text:style-name="T1">Sandā</text:span> <text:s text:c="5"/><text:span text:style-name="T1">|</text:span> (Damien SANTOS) <text:s text:c="2"/><text:span text:style-name="T1">| </text:span>[Damin] - Foudre</text:p>
      <text:p text:style-name="P2"><text:span text:style-name="T1">Raito</text:span> <text:s text:c="7"/><text:span text:style-name="T1">|</text:span> (Alexia SANZ) <text:s text:c="9"/><text:span text:style-name="T1">| </text:span>[Alouaxia] – Lumière</text:p>
      <text:p text:style-name="P3"><text:span text:style-name="T1">Aisu</text:span> <text:s text:c="9"/><text:span text:style-name="T1">|</text:span> (Blanc NOSTRA) <text:s text:c="4"/><text:span text:style-name="T1">| </text:span>[Blanc] - Glace</text:p>
      <text:p text:style-name="P2"><text:span text:style-name="T1">Shadou</text:span> <text:s text:c="2"/><text:span text:style-name="T1">|</text:span> (Ryan AKIMOTO) <text:s text:c="3"/><text:span text:style-name="T1">| </text:span>[Reyan] - Ténèbre</text:p>
      <text:p text:style-name="P2"/>
      <text:p text:style-name="P5">I – Prologue</text:p>
      <text:p text:style-name="P5"/>
      <text:p text:style-name="P4"><text:tab/><text:tab/>Hello reader, I'm presenting to you here a parody of the animation show "RWBY". It's a science-fiction, with a particular point of view of the world, somewhere, where humans are small and weak. So let's bring this universe to our<text:span text:style-name="T6">'</text:span>s and bring some new "Undertouch" on it. First, add a new city : Neilhendar, it's need an academy : Neiliem. Add some great peoples, like a king : <text:span text:style-name="T2">Damien's Father : M</text:span><text:span text:style-name="T3">r</text:span><text:span text:style-name="T2">. Santos; the academy director, the secret mother of Blanc : M</text:span><text:span text:style-name="T3">ss</text:span><text:span text:style-name="T2">. Nostra. And at least, put this new content on the very south of the remnant world, where Grimms are hundreds times more powerful than Vale region's Grimms.</text:span></text:p>
      <text:p text:style-name="P4"/>
      <text:p text:style-name="P5">II – Chapit<text:span text:style-name="T5">er</text:span> 1 : <text:span text:style-name="T5">Underground</text:span></text:p>
      <text:p text:style-name="P6"/>
      <text:p text:style-name="P7"><text:tab/><text:tab/><text:span text:style-name="T4">Damin yelled out :"Someone here ! Hey, I can hear something ! Answer !", He stayed where he was, eyes closed, in the middle of a empty cavern, hand on his katana's handle, awaiting. Suddently, he just take in-out his katana, openned his eyes, and smiled. It was just a bear. Nothing really important, he took some meal on it and gone back on his path. He's on his 2nd year at Neiliem, and hunting is quite the best thing to do in here for him. At the same time, Blanc and Alouaxia were doing shopping, like girls, but for weapons. Dust is usefull to make weapons, but even if it's Damin's job to create weapons for the team, he needs stuff to do it, and of course, dust is also needed. Reyan is taking a good time a the DABR's dorm, he's sleepy those time, not really fair. After some hours of work, walking back to the main cavern for Damin, and finding good stuff at low price for the two girls, they've come back to them dorm, a kind of "head-quartiers". Reyan woke up and go for help the others :"Hey, some help ? Wanna help !" A good timing for them is needed, they're them academy best students, so they've to keep the level high and don't give up or slow down. Damin busy asked:"who doesn't eat bear ?", and no one answered, so he started cooking some stuff with the results of his hunting. Blanc was busy too , she was planning what they'll do for the next day. Alouaxia was doing the maintenance of the weapons. And finaly Reyan have tidied the dorm, did the beds... After a good meal, every one goes to bed, exept Damin. He's </text:span><text:soft-page-break/><text:span text:style-name="T4">quite not the sleepy guy. He gone on the dorm terrace and looked at the moon, concentrating mana. The night passed, Damin felt asleep, others we're sleeping but Blanc was already awake, she's always the first one to be <text:s text:c="2"/>awake, to do stuff and preaparing the morning meal, she's the one who wake up everyone too. 10 o'clock incomming, time for everyone to wake up. Damin woke up from himself, the two others were hit by Blanc until they woke up, sometimes, it last very long. A big source of laught for Damin. They have took them meal, and gone on today tasks : School ! [What was you exepting ?] They've bring them to the academy, spreading time with them classmate, others teams, them friend, team INNS, <text:s/>was them teamates from the last year, team DNBN and SIRA, for Damin, Neo, Blanc, Nora and Sin, Illianne, Reyan, Alouaxia; quite the fatality, you cannot have exaclty the same team each year. But by th way, there's three differente type of lesson, battle strategy, history, sciences. They're presented by three differents professors : Gary Watsons, Danni Obleck, Vlad Greatwood. Battle strategie lesson teached by Dr. Watsons explain you how to prepare a fight, study enemies specialities, preparation of temwork, war strategies... Dr. Obleck Lead the History lesson, it's needed to learn from our past failures. Dr. Greatwood teach science because it's students job to make them weapons from dust, so he teach <text:s/>how to do it and lot of stuff too.<text:line-break/><text:tab/>At 12 o'clock, everyone gone to lunch, a good meal for busy students, pasta and fries potatoes with some others vegetables. A good time for relaxing between the lessons because if you work seriously, it can get boring to do only three differents lessons each day, that's why some genius people have create <text:s/>game for practicing on a very modular card game with lots of add-ons : The Isolated. It's a 2 hours free time for lunch and play, students like Damin's team are enough happy of this kind of school planning.</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Tahoma1" svg:font-family="Tahoma"/>
    <style:font-face style:name="Times New Roman" svg:font-family="'Times New Roman'" style:font-family-generic="roman" style:font-pitch="variable"/>
    <style:font-face style:name="Arial" svg:font-family="Arial" style:font-family-generic="swiss" style:font-pitch="variable"/>
    <style:font-face style:name="Comic Sans MS" svg:font-family="'Comic Sans MS'" style:font-family-generic="swiss" style:font-pitch="variable"/>
    <style:font-face style:name="Trebuchet MS" svg:font-family="'Trebuchet MS'"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45cm" style:writing-mode="page"/>
      <style:text-properties style:use-window-font-color="true" style:font-name="Times New Roman" fo:font-size="12pt" fo:language="en" fo:country="U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fo:language="zxx" fo:country="none"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Subtitle" style:family="paragraph" style:parent-style-name="Heading" style:next-style-name="Text_20_body" style:class="chapter">
      <style:paragraph-properties fo:margin-top="0.106cm" fo:margin-bottom="0.212cm" loext:contextual-spacing="false" fo:text-align="center" style:justify-single-word="false"/>
      <style:text-properties fo:font-size="18pt" style:font-size-asian="18pt" style:font-size-complex="18pt"/>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Standard">
      <style:paragraph-properties fo:text-align="center" style:justify-single-word="false"/>
      <style:text-properties style:text-outline="true" style:font-name="Comic Sans MS" fo:font-size="32pt" fo:text-shadow="1pt 1pt" style:text-underline-style="solid" style:text-underline-width="auto" style:text-underline-color="font-color" fo:font-weight="bold" officeooo:rsid="000be170" officeooo:paragraph-rsid="000be170" style:font-size-asian="32pt" style:font-weight-asian="bold" style:font-size-complex="32pt" style:font-weight-complex="bold" style:text-overline-style="solid" style:text-overline-width="auto" style:text-overline-color="font-color"/>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header-footer-properties fo:min-height="0cm" fo:margin-left="0cm" fo:margin-right="0cm" fo:margin-bottom="0.499cm"/>
      </style:header-style>
      <style:footer-style/>
    </style:page-layout>
  </office:automatic-styles>
  <office:master-styles>
    <style:master-page style:name="Standard" style:page-layout-name="Mpm1">
      <style:header>
        <text:p text:style-name="MP1">DABR</text:p>
      </style:head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T48M9S</meta:editing-duration>
    <meta:editing-cycles>8</meta:editing-cycles>
    <meta:generator>LibreOffice/5.0.2.2$Windows_x86 LibreOffice_project/37b43f919e4de5eeaca9b9755ed688758a8251fe</meta:generator>
    <dc:date>2016-01-20T15:32:01.691000000</dc:date>
    <dc:creator>Ewen Gougis</dc:creator>
    <meta:document-statistic meta:table-count="0" meta:image-count="0" meta:object-count="0" meta:page-count="2" meta:paragraph-count="9" meta:word-count="784" meta:character-count="4379" meta:non-whitespace-character-count="3550"/>
    <meta:user-defined meta:name="Info 1"/>
    <meta:user-defined meta:name="Info 2"/>
    <meta:user-defined meta:name="Info 3"/>
    <meta:user-defined meta:name="Info 4"/>
  </office:meta>
</office:document-meta>
</file>